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zxx" fo:country="none" officeooo:rsid="0008770c" officeooo:paragraph-rsid="0008770c" style:language-asian="zxx" style:country-asian="none" style:language-complex="zxx" style:country-complex="none"/>
    </style:style>
    <style:style style:name="P2" style:family="paragraph" style:parent-style-name="Standard">
      <style:paragraph-properties fo:text-align="center" style:justify-single-word="false"/>
      <style:text-properties fo:font-size="16pt" fo:language="zxx" fo:country="none" fo:font-weight="bold" officeooo:rsid="0008770c" officeooo:paragraph-rsid="0008770c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type="double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acce Tutorato</text:p>
      <text:p text:style-name="P1"/>
      <text:p text:style-name="P1">Scrivere una funzione che restituisce il numero dei nodi che hanno un fratello nell'albero T dato in input. Nel conteggio il fratello sinistro del fratello destro e viceversa contano 2.</text:p>
      <text:p text:style-name="P1"/>
      <text:p text:style-name="P1">Scrivere una funzione che restituisce VERO se le code q1 e q2 contengono gli stessi elementi in ordine speculare l'una rispetto all'altra. Le due code al termine della funzione devono risultare inalterate.</text:p>
      <text:p text:style-name="P1"/>
      <text:p text:style-name="P1">Scrivere una funzione <text:span text:style-name="T3">item max_duplicazioni(list L)</text:span> che restituisce l'item maggiormente presente nella lista, cioè quello che ha il maggior numero di duplicati nella lista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8T09:50:23.860845681</meta:creation-date>
    <dc:date>2023-12-18T09:55:08.601180708</dc:date>
    <meta:editing-duration>PT4M45S</meta:editing-duration>
    <meta:editing-cycles>1</meta:editing-cycles>
    <meta:document-statistic meta:table-count="0" meta:image-count="0" meta:object-count="0" meta:page-count="1" meta:paragraph-count="4" meta:word-count="88" meta:character-count="577" meta:non-whitespace-character-count="493"/>
    <meta:generator>LibreOffice/7.3.7.2$Linux_X86_64 LibreOffice_project/30$Build-2</meta:generator>
  </office:meta>
</office:document-meta>
</file>